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c4" style:family="text">
      <style:text-properties fo:font-weight="bold" fo:font-family="Sans"/>
    </style:style>
    <style:style style:name="c5" style:family="text">
      <style:text-properties fo:font-style="italic" fo:font-family="Sans"/>
    </style:style>
  </office:automatic-styles>
  <office:body>
    <office:text>
      <text:p text:style-name="p1"><text:span text:style-name="c4">What's the problem?</text:span></text:p>
      <text:p text:style-name="p1"><text:span text:style-name="c0">Living with a chronic disease is tough. When symptoms "flare-up" it takes such a huge amount of time and effort to treat and deal with, there's almost none left over for normal responsibilities like family, friends and work. For many patients, that means putting life on hold and making the disease a full time job. Nobody wants to go through that.</text:span></text:p>
      <text:p text:style-name="p1"><text:span text:style-name="c4">What if you could prevent flare-ups from happening in the first place?</text:span><text:span text:style-name="c0"> To do that, you need to know what causes them. Some flare-ups are unavoidable, simply the product of having a chronic condition. But often a flare is caused by something in a patient's environment--food, medication side effects, sleep habits, activities, stress, hormones... health is tied to every aspect of life. Pinpointing the things that trigger your flare-ups is the tough part, but if you can do that you can remove them from your life and spend more time healthy and disease-free.</text:span></text:p>
      <text:p text:style-name="p1"><text:span text:style-name="c4">What you get from FlareDown</text:span></text:p>
      <text:p text:style-name="p1"><text:span text:style-name="c4">Illness History Graph</text:span></text:p>
      <text:p text:style-name="p1"><text:span text:style-name="c0">A big, beautiful visualization of your illness activity over time. The illness history graph is your most powerful tool for navigating the history of your disease, and finding past flare-ups so you can learn from them. Switching between different graph types like the stream graph and the HMMM reveals new information about your disease.</text:span></text:p>
      <text:p text:style-name="p1"><text:span text:style-name="c0">When you find what you're looking for, you can dig deeper to learn more. Clicking on an individual day shows you detailed information about it, as well as the notes you took on that day.</text:span></text:p>
      <text:p text:style-name="p1"><text:span text:style-name="c4">Treatment Tracking</text:span></text:p>
      <text:p text:style-name="p1"><text:span text:style-name="c0">Medications, diets, exercise... anything you use to keep flares at bay can be tracked as a treatment. You'll be able to see what works, what doesn't, and what's downright harmful. VI shows you when you took each treatment right under the illness history graph, so you can check out the days following that treatment to understand the effect it has on your health.</text:span></text:p>
      <text:p text:style-name="p1"><text:span text:style-name="c0">Maybe you just started taking infusions of a new medication and you want to see how well it works. VI will ask you when you got the treatment and tracks it automatically. You look at the graph and note that your illness activity consistently drops after an infusion, but before it's up again you're already heading into a flareup. That may help your doctor decide whether you need a higher dose, or a different medication.</text:span></text:p>
      <text:p text:style-name="p1"><text:span text:style-name="c4">Intelligent Notes</text:span></text:p>
      <text:p text:style-name="p1"><text:span text:style-name="c0">For all the things it doesn't track automatically, VI gives you the option to enter daily notes--just like a journal entry. But our notes let you do one especially cool thing: you can hashtag and keep track of reoccuring issues that you think are significant.</text:span></text:p>
      <text:p text:style-name="p1"><text:span text:style-name="c0">For instance, a note might read: "I felt OK today despite getting #nosleep last night". VI will gather every time you've written "#nosleep" so that you can browse through them later and study their effects. It'll even show you some interesting stats about those tags. And if you don't like writing lengthy notes, entering only hashtags works great for a quick, trackable summary of your day.</text:span></text:p>
      <text:p text:style-name="p1"><text:span text:style-name="c4">Health Stats</text:span></text:p>
      <text:p text:style-name="p1"><text:span text:style-name="c0">The clues are in the data. VI shows you all kinds of cool numbers about your flares to help you learn more. There are general stats about your illness, but also stats about each of your treatments and your notes. While the graph and notes are great for pinpointing trouble areas when you're looking for something, browsing through your stats might reveal interesting information you never thought to look for in the first place.</text:span></text:p>
      <text:p text:style-name="p1"><text:span text:style-name="c4">Doctor Reports</text:span></text:p>
      <text:p text:style-name="p1"><text:span text:style-name="c0">When you're ready to go to the doctor, VI will generate a special summary report for you to email, or print and bring to your specialist. We've been working talking to doctors since the very beginning to make sure we show them information they actually want to see. During a visit, they only have a short time to make decisions that will impact your life for months. A VI report helps ensure your doctor has everything they need to make the right decisions.</text:span></text:p>
      <text:p text:style-name="p1"><text:span text:style-name="c0">VI lets you save multiple doctors and customize the summaries you send to them, so when you need to make a report all you have to do is click "print" or "email" and your report is ready to go.</text:span></text:p>
      <text:p text:style-name="p1"><text:span text:style-name="c4">What VI needs from you</text:span></text:p>
      <text:p text:style-name="p1"><text:span text:style-name="c0">To get all the awesome information VI shows you, all you have to do is answer a few questions. Daily, weekly, or monthly. As often as you think you can--although more is always better. It takes about 1 minute and we've made the questions really easy and visual.</text:span></text:p>
      <text:p text:style-name="p1"><text:span text:style-name="c4">Where do the questions come from?</text:span></text:p>
      <text:p text:style-name="p1"><text:span text:style-name="c0">Chronic illnesses are very hard to define, so doctors and researchers often create formulas that give a score to the severity of a patient's disease. These formulas are based on several factors that patients can report themselves, like "general well-being on a scale of 1 to 10" or "abdominal pain on a scale of 1 to 4". VI uses those same formulas to generate our illness history graph and stats.</text:span></text:p>
      <text:p text:style-name="p1"><text:span text:style-name="c0">For instance, our Crohn's Disease questions are from the Harvey Bradshaw Index, which is a simplified version of the gold standard medical researchers use to judge Crohn's Disease severity, and how effective new medications for the disease are.</text:span></text:p>
      <text:p text:style-name="p1"><text:span text:style-name="c4">Patients learning from patients</text:span></text:p>
      <text:p text:style-name="p1"><text:span text:style-name="c5">The future of patient-led research</text:span></text:p>
      <text:p text:style-name="p1"><text:span text:style-name="c5">Flow-charts data &gt; doctor &gt; solutions</text:span></text:p>
      <text:p text:style-name="p1"><text:span text:style-name="c0">Developers</text:span></text:p>
      <text:p text:style-name="p1"><text:span text:style-name="c4">Who we are</text:span></text:p>
      <text:p text:style-name="p1"><text:span text:style-name="c0">Logan was diagnosed with Crohn's Disease when he was 15, but it wasn't until the end of his college career that he realized it was never going away, and he'd have to learn how to live alongside it--enter VI. He studied graphic design at Chapman University, and currently heads up UI/UX and all other types of design at Kinsa (www.kinsahealth.com). Logan has never had less than 3 projects at a time.</text:span></text:p>
      <text:p text:style-name="p1"><text:span text:style-name="c0">Graham</text:span></text:p>
      <text:p text:style-name="p1"><text:span text:style-name="c0">Dr Dan Sager</text:span></text:p>
      <text:p text:style-name="p1"><text:span text:style-name="c4">What we need funds for</text:span></text:p>
      <text:p text:style-name="p1"><text:span text:style-name="c0">Privacy service (HIPAA) compliance</text:span></text:p>
      <text:p text:style-name="p1"><text:span text:style-name="c0">Support Graham while he develops</text:span></text:p>
      <text:p text:style-name="p1"><text:span text:style-name="c0">Server and software costs</text:span></text:p>
      <text:p text:style-name="p1"><text:span text:style-name="c0">Other</text:span></text:p>
      <text:p text:style-name="p1"><text:span text:style-name="c0">Kickstarter's portion</text:span></text:p>
    </office:text>
  </office:body>
</office:document-content>
</file>